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3.318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1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68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7" office:value-type="string" calcext:value-type="string">
            <text:p>개발사 / 개발자 2</text:p>
          </table:table-cell>
          <table:table-cell table:style-name="ce77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6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7">
            <calcext:condition calcext:apply-style-name="Error" calcext:value="duplicate" calcext:base-cell-address="list.B3"/>
          </calcext:conditional-format>
          <calcext:conditional-format calcext:target-range-address="list.C3:list.C367">
            <calcext:condition calcext:apply-style-name="Error" calcext:value="duplicate" calcext:base-cell-address="list.C3"/>
          </calcext:conditional-format>
          <calcext:conditional-format calcext:target-range-address="list.A3:list.A367">
            <calcext:condition calcext:apply-style-name="Bad" calcext:value="=&quot;x&quot;" calcext:base-cell-address="list.A3"/>
          </calcext:conditional-format>
          <calcext:conditional-format calcext:target-range-address="list.F3:list.G367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9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9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9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9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9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9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9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9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9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09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9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9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2">
          <table:table-cell table:style-name="ce111" office:value-type="string" calcext:value-type="string">
            <text:p>Callmerat</text:p>
          </table:table-cell>
          <table:table-cell table:style-name="ce148" office:value-type="string" calcext:value-type="string">
            <text:p>콜미랫 게임즈(CALLMERAT GAMES)</text:p>
          </table:table-cell>
          <table:table-cell table:style-name="ce150"/>
          <table:table-cell table:style-name="ce152" office:value-type="string" calcext:value-type="string">
            <text:p>231-11-02***</text:p>
          </table:table-cell>
          <table:table-cell table:style-name="ce150" office:value-type="string" calcext:value-type="string">
            <text:p>오현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9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9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9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9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9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9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9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9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9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9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9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9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9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2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9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9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9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9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9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9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9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9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9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9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9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9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9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9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9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9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9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9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9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9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9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9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9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9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9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9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9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9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9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9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9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9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9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9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9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9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9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9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9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9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9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9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9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9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9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9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9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68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7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0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Jiwoo Lee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148" office:value-type="string" calcext:value-type="string">
            <text:p>개발사가 한국 개발사인지 확인이 불가능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Lighters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Thunderfox Studio( 천둥여우 스튜디오 )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 ( 개발자 권현안 )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48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SADARI GAMES | 사다리게임즈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</table:table-cell>
          <table:table-cell table:style-name="ce179"/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4"/>
          <table:table-cell table:style-name="ce175" office:value-type="string" calcext:value-type="string">
            <text:p>RedBook | 레드북</text:p>
          </table:table-cell>
          <table:table-cell table:style-name="ce175"/>
          <table:table-cell table:style-name="ce81" table:number-columns-repeated="3"/>
          <table:table-cell table:style-name="ce178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9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6:list.C347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07:51:57.95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1T08:24:13.040000000</dc:date>
    <meta:editing-duration>P3DT11H2M31S</meta:editing-duration>
    <meta:editing-cycles>1383</meta:editing-cycles>
    <meta:document-statistic meta:table-count="4" meta:cell-count="508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